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8F07C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style:keep-together="false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1.2" style:family="table-row">
      <style:table-row-properties style:min-row-height="0.1931in" style:keep-together="false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3" style:family="table-row">
      <style:table-row-properties style:min-row-height="0.3472in" style:keep-together="false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5" style:family="table-row">
      <style:table-row-properties style:min-row-height="0.1556in" style:keep-together="false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7" style:family="table-row">
      <style:table-row-properties style:min-row-height="3.3993in" style:keep-together="false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style:keep-together="false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3.2556in" style:keep-together="false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style:keep-together="false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2" style:family="table-row">
      <style:table-row-properties style:min-row-height="3.3993in" style:keep-together="false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style:keep-together="false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4.2" style:family="table-row">
      <style:table-row-properties style:min-row-height="0.3118in" style:keep-together="false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D2" style:family="table-cell">
      <style:table-cell-properties fo:padding="0in" fo:border-left="0.0069in solid #000000" fo:border-right="none" fo:border-top="none" fo:border-bottom="none"/>
    </style:style>
    <style:style style:name="Table4.3" style:family="table-row">
      <style:table-row-properties style:min-row-height="0.3681in" style:keep-together="false" fo:keep-together="always"/>
    </style:style>
    <style:style style:name="Table4.4" style:family="table-row">
      <style:table-row-properties style:min-row-height="0.1667in" style:keep-together="false" fo:keep-together="always"/>
    </style:style>
    <style:style style:name="Table4.8" style:family="table-row">
      <style:table-row-properties style:min-row-height="0.0486in" style:keep-together="false" fo:keep-together="always"/>
    </style:style>
    <style:style style:name="Table4.A10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style:font-size-asian="12pt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style:font-name-complex="Helvetica"/>
    </style:style>
    <style:style style:name="P13" style:family="paragraph" style:parent-style-name="Standard" style:list-style-name="L1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4" style:family="paragraph" style:parent-style-name="Standard" style:list-style-name="L2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5" style:family="paragraph" style:parent-style-name="Standard" style:list-style-name="L3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6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7" style:family="paragraph" style:parent-style-name="Heading_20_1">
      <style:text-properties fo:font-weight="bold" style:font-weight-asian="bold"/>
    </style:style>
    <style:style style:name="P18" style:family="paragraph" style:parent-style-name="Heading_20_1">
      <style:paragraph-properties style:snap-to-layout-grid="false"/>
      <style:text-properties fo:font-weight="bold" style:font-weight-asian="bold"/>
    </style:style>
    <style:style style:name="P19" style:family="paragraph" style:parent-style-name="Heading_20_1">
      <style:text-properties style:font-name="Helvetica" style:font-name-complex="Helvetica"/>
    </style:style>
    <style:style style:name="P20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1" style:family="paragraph" style:parent-style-name="Heading_20_3">
      <style:paragraph-properties style:snap-to-layout-grid="false"/>
      <style:text-properties fo:font-weight="bold" style:font-weight-asian="bold"/>
    </style:style>
    <style:style style:name="P22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 style:font-size-complex="10pt"/>
    </style:style>
    <style:style style:name="P23" style:family="paragraph" style:parent-style-name="Heading_20_4">
      <style:text-properties style:font-name="Helvetica" style:font-name-complex="Helvetica"/>
    </style:style>
    <style:style style:name="T1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6" text:outline-level="1">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8F07C93C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0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8" text:outline-level="1"/>
          </table:table-cell>
          <table:table-cell table:style-name="Table1.A2" table:number-columns-spanned="2" office:value-type="string">
            <text:h text:style-name="P21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P17" text:outline-level="1">Project</text:h>
          </table:table-cell>
          <table:table-cell table:style-name="Table1.A3" table:number-columns-spanned="3" office:value-type="string">
            <text:h text:style-name="P22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5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arko Brčić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10.11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2731547646986018403" text:style-name="L1">
              <text:list-item>
                <text:p text:style-name="P13">Finished the class diagram and website organization diagram</text:p>
              </text:list-item>
              <text:list-item>
                <text:p text:style-name="P13">Finished some parts of the Design documentation</text:p>
              </text:list-item>
              <text:list-item>
                <text:p text:style-name="P13">Finished the database design with Jorn</text:p>
              </text:list-item>
              <text:list-item>
                <text:p text:style-name="P13">Added few slides to Status report presentation</text:p>
              </text:list-item>
              <text:list-item>
                <text:p text:style-name="P13">Presented the status report</text:p>
              </text:list-item>
              <text:list-item>
                <text:p text:style-name="P13">Reorganized the Git repository</text:p>
              </text:list-item>
              <text:list-item>
                <text:p text:style-name="P13">Created the Java Web project in the Git repository</text:p>
              </text:list-item>
              <text:list-item>
                <text:p text:style-name="P13">Changed the team policy documents</text:p>
              </text:list-item>
              <text:list-item>
                <text:p text:style-name="P13">Started transferring the tasks to GitHub issues</text:p>
              </text:list-item>
              <text:list-item>
                <text:p text:style-name="P13">Assigned few tasks to team members</text:p>
              </text:list-item>
              <text:list-item>
                <text:p text:style-name="P13"/>
                <text:p text:style-name="P13"/>
                <text:p text:style-name="P1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8688191470356187140" text:style-name="L2">
              <text:list-item>
                <text:p text:style-name="P14">Setting up the development environment and configuring the VM</text:p>
              </text:list-item>
              <text:list-item>
                <text:p text:style-name="P14">Communication with other team members working on the design document</text:p>
              </text:list-item>
              <text:list-item>
                <text:p text:style-name="P14"/>
                <text:p text:style-name="P14"/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4938025331136094763" text:style-name="L3">
              <text:list-item>
                <text:p text:style-name="P15">Start the implementation</text:p>
              </text:list-item>
              <text:list-item>
                <text:p text:style-name="P15">Change the documentation where needed</text:p>
              </text:list-item>
              <text:list-item>
                <text:p text:style-name="P15">Resolve misunderstandings and ambiguities with the requirement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3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19" text:outline-level="1">Monday</text:h>
          </table:table-cell>
          <table:table-cell table:style-name="Table4.A2" office:value-type="string">
            <text:p text:style-name="P10">4</text:p>
          </table:table-cell>
          <table:table-cell table:style-name="Table4.A2" office:value-type="string">
            <text:p text:style-name="P10">Design documentation, meeting, diagram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>6</text:p>
          </table:table-cell>
          <table:table-cell table:style-name="Table4.A2" office:value-type="string">
            <text:p text:style-name="P10">Design documentation, meeting, diagram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>5</text:p>
          </table:table-cell>
          <table:table-cell table:style-name="Table4.A2" office:value-type="string">
            <text:p text:style-name="P10">Design documentation, meeting, diagrams, presenta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0">3</text:p>
          </table:table-cell>
          <table:table-cell table:style-name="Table4.A2" office:value-type="string">
            <text:p text:style-name="P10">Team policies, presentation, team policies suggestions</text:p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0">3</text:p>
          </table:table-cell>
          <table:table-cell table:style-name="Table4.A2" office:value-type="string">
            <text:p text:style-name="P10">Assigning and transferring tasks to Github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>5</text:p>
          </table:table-cell>
          <table:table-cell table:style-name="Table4.A10" office:value-type="string">
            <text:p text:style-name="P10">Creating the java web project, changing the team policies, reorganizing the repository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A11" office:value-type="string">
            <text:p text:style-name="P12">26</text:p>
          </table:table-cell>
          <table:table-cell table:style-name="Table4.A11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arko Brcic</dc:creator>
    <dc:date>2013-11-11T10:07:23.81</dc:date>
    <meta:print-date>1998-10-09T11:53:00</meta:print-date>
    <meta:editing-cycles>16</meta:editing-cycles>
    <meta:editing-duration>PT1H21M11S</meta:editing-duration>
    <meta:generator>OpenOffice/4.0.0$Win32 OpenOffice.org_project/400m3$Build-9702</meta:generator>
    <meta:document-statistic meta:table-count="4" meta:image-count="3" meta:object-count="0" meta:page-count="2" meta:paragraph-count="53" meta:word-count="192" meta:character-count="1219"/>
  </office:meta>
</office:document-meta>
</file>